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++ Unit testing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Dr. Karsten Ahnert, Ambrosys Gmb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sting</text:p>
              </text:list-item>
              <text:list-item>
                <text:p>Google Test and Google Mock</text:p>
              </text:list-item>
              <text:list-item>
                <text:p>CppUn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ing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nit testing</text:p>
                <text:list>
                  <text:list-item>
                    <text:p>Test separate modules, i.e. classes, functions, etc.</text:p>
                  </text:list-item>
                  <text:list-item>
                    <text:p>Guaranties that the currently developed code is correct</text:p>
                  </text:list-item>
                </text:list>
              </text:list-item>
              <text:list-item>
                <text:p>Integration and/or regression testing</text:p>
                <text:list>
                  <text:list-item>
                    <text:p>Test the interaction of several modules, i.e. complete applications</text:p>
                  </text:list-item>
                  <text:list-item>
                    <text:p>Guaranties that currently developed code does not break existing code or working appl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If you find a bug, fix it and write a test</text:p>
              </text:list-item>
              <text:list-item>
                <text:p>Don't write any manual test applications, only write unit tests</text:p>
              </text:list-item>
              <text:list-item>
                <text:p>Proper testing might be difficult, you need to introduce lots of interfaces and customization poi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ing an expression library</text:p>
          </draw:text-box>
        </draw:frame>
        <draw:frame presentation:style-name="pr5" draw:layer="layout" svg:width="25.199cm" svg:height="3.722cm" svg:x="1.4cm" svg:y="4.914cm" presentation:class="outline" presentation:user-transformed="true">
          <draw:text-box>
            <text:list text:style-name="L2">
              <text:list-item>
                <text:p>Build and evaluate arbitrary expression trees during runtime</text:p>
              </text:list-item>
            </text:list>
          </draw:text-box>
        </draw:frame>
        <draw:frame draw:style-name="gr2" draw:layer="layout" svg:width="10.16cm" svg:height="6.35cm" svg:x="2.508cm" svg:y="10.144cm">
          <draw:text-box>
            <text:p>Example:</text:p>
            <text:p>Voltage controller with 2 Input and which fires if</text:p>
            <text:p/>
            <text:p>(Input1+5V) &gt; (Input2*0.5)</text:p>
          </draw:text-box>
        </draw:frame>
        <draw:g>
          <draw:custom-shape draw:style-name="gr3" draw:text-style-name="P1" draw:layer="layout" svg:width="2.794cm" svg:height="1.524cm" svg:x="17.272cm" svg:y="10.668cm">
            <text:p text:style-name="P1">&gt;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794cm" svg:height="1.524cm" svg:x="11.922cm" svg:y="16.256cm">
            <text:p text:style-name="P1">Input1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794cm" svg:height="1.524cm" svg:x="19.558cm" svg:y="16.256cm">
            <text:p text:style-name="P1">Input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2.794cm" svg:height="1.524cm" svg:x="13.716cm" svg:y="13.462cm">
            <text:p text:style-name="P1">+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2.794cm" svg:height="1.524cm" svg:x="20.692cm" svg:y="13.406cm">
            <text:p text:style-name="P1">*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2.794cm" svg:height="1.524cm" svg:x="22.86cm" svg:y="16.256cm">
            <text:p text:style-name="P1">0.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2.794cm" svg:height="1.524cm" svg:x="15.224cm" svg:y="16.256cm">
            <text:p text:style-name="P1">5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1" draw:layer="layout" svg:x1="13.208cm" svg:y1="16.256cm" svg:x2="14.732cm" svg:y2="14.986cm">
            <text:p/>
          </draw:line>
          <draw:line draw:style-name="gr4" draw:text-style-name="P1" draw:layer="layout" svg:x1="16.764cm" svg:y1="16.256cm" svg:x2="15.494cm" svg:y2="14.986cm">
            <text:p/>
          </draw:line>
          <draw:line draw:style-name="gr4" draw:text-style-name="P1" draw:layer="layout" svg:x1="15.24cm" svg:y1="13.462cm" svg:x2="18.542cm" svg:y2="12.192cm">
            <text:p/>
          </draw:line>
          <draw:line draw:style-name="gr4" draw:text-style-name="P1" draw:layer="layout" svg:x1="18.796cm" svg:y1="12.192cm" svg:x2="22.352cm" svg:y2="13.406cm">
            <text:p/>
          </draw:line>
          <draw:line draw:style-name="gr4" draw:text-style-name="P1" draw:layer="layout" svg:x1="21.844cm" svg:y1="14.93cm" svg:x2="20.828cm" svg:y2="16.256cm">
            <text:p/>
          </draw:line>
          <draw:line draw:style-name="gr4" draw:text-style-name="P1" draw:layer="layout" svg:x1="22.606cm" svg:y1="14.93cm" svg:x2="24.384cm" svg:y2="16.256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ression Library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Show the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oogleTest and GooleMock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Show the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ppUnit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Show the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sten </meta:initial-creator>
    <meta:creation-date>2013-08-15T17:50:24</meta:creation-date>
    <dc:date>2013-08-19T22:13:52</dc:date>
    <dc:creator>karsten </dc:creator>
    <meta:editing-duration>PT14M51S</meta:editing-duration>
    <meta:editing-cycles>12</meta:editing-cycles>
    <meta:generator>LibreOffice/3.5$Linux_X86_64 LibreOffice_project/350m1$Build-2</meta:generator>
    <meta:document-statistic meta:object-count="72"/>
  </office:meta>
</office:document-meta>
</file>